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list-style-name="L1">
      <style:text-properties officeooo:paragraph-rsid="070e1997"/>
    </style:style>
    <style:style style:name="P3" style:family="paragraph" style:parent-style-name="Standard" style:list-style-name="L1">
      <style:text-properties officeooo:paragraph-rsid="070fb134"/>
    </style:style>
    <style:style style:name="P4" style:family="paragraph" style:parent-style-name="Standard" style:list-style-name="L1">
      <style:text-properties officeooo:paragraph-rsid="0553efc7"/>
    </style:style>
    <style:style style:name="P5" style:family="paragraph" style:parent-style-name="Standard" style:list-style-name="L1">
      <style:text-properties officeooo:paragraph-rsid="06be57e2"/>
    </style:style>
    <style:style style:name="P6" style:family="paragraph" style:parent-style-name="Standard" style:list-style-name="L1">
      <style:text-properties officeooo:paragraph-rsid="071d4747"/>
    </style:style>
    <style:style style:name="P7" style:family="paragraph" style:parent-style-name="Standard" style:list-style-name="L1">
      <style:text-properties officeooo:paragraph-rsid="071e3d35"/>
    </style:style>
    <style:style style:name="P8" style:family="paragraph" style:parent-style-name="Standard" style:list-style-name="L1">
      <style:text-properties officeooo:paragraph-rsid="0722b173"/>
    </style:style>
    <style:style style:name="P9" style:family="paragraph" style:parent-style-name="Standard" style:list-style-name="L1">
      <style:text-properties officeooo:paragraph-rsid="05dc3c7a"/>
    </style:style>
    <style:style style:name="P10" style:family="paragraph" style:parent-style-name="Standard" style:list-style-name="L1">
      <style:text-properties officeooo:paragraph-rsid="05e1bf0c"/>
    </style:style>
    <style:style style:name="P11" style:family="paragraph" style:parent-style-name="Standard" style:list-style-name="L1">
      <style:text-properties officeooo:paragraph-rsid="060cc278"/>
    </style:style>
    <style:style style:name="P12" style:family="paragraph" style:parent-style-name="Standard" style:list-style-name="L1">
      <style:text-properties officeooo:paragraph-rsid="076e27db"/>
    </style:style>
    <style:style style:name="P13" style:family="paragraph" style:parent-style-name="Standard" style:list-style-name="L1">
      <style:text-properties officeooo:paragraph-rsid="06ec2a4f"/>
    </style:style>
    <style:style style:name="P14" style:family="paragraph" style:parent-style-name="Standard" style:list-style-name="L1">
      <style:text-properties officeooo:paragraph-rsid="06f1fa67"/>
    </style:style>
    <style:style style:name="P15" style:family="paragraph" style:parent-style-name="Standard" style:list-style-name="L1">
      <style:text-properties officeooo:paragraph-rsid="06ecfa47"/>
    </style:style>
    <style:style style:name="P16" style:family="paragraph" style:parent-style-name="Standard" style:list-style-name="L1">
      <style:text-properties officeooo:paragraph-rsid="073543a1"/>
    </style:style>
    <style:style style:name="P17" style:family="paragraph" style:parent-style-name="Standard" style:list-style-name="L1">
      <style:text-properties officeooo:paragraph-rsid="0737aee9"/>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6158648"/>
    </style:style>
    <style:style style:name="P20" style:family="paragraph" style:parent-style-name="Standard" style:list-style-name="L1">
      <style:text-properties officeooo:paragraph-rsid="06c064e1"/>
    </style:style>
    <style:style style:name="P21" style:family="paragraph" style:parent-style-name="Standard" style:list-style-name="L1">
      <style:text-properties officeooo:paragraph-rsid="07553509"/>
    </style:style>
    <style:style style:name="P22" style:family="paragraph" style:parent-style-name="Standard" style:list-style-name="L1">
      <style:text-properties officeooo:paragraph-rsid="07594b70"/>
    </style:style>
    <style:style style:name="P23" style:family="paragraph" style:parent-style-name="Standard" style:list-style-name="L1">
      <style:text-properties officeooo:paragraph-rsid="0777c6de"/>
    </style:style>
    <style:style style:name="P24" style:family="paragraph" style:parent-style-name="Standard" style:list-style-name="L1">
      <style:text-properties officeooo:paragraph-rsid="07616ac1"/>
    </style:style>
    <style:style style:name="P25" style:family="paragraph" style:parent-style-name="Standard" style:list-style-name="L1">
      <style:text-properties officeooo:paragraph-rsid="06bd3679"/>
    </style:style>
    <style:style style:name="P26" style:family="paragraph" style:parent-style-name="Standard" style:list-style-name="L1">
      <style:text-properties officeooo:paragraph-rsid="075e419b"/>
    </style:style>
    <style:style style:name="P27" style:family="paragraph" style:parent-style-name="Standard" style:list-style-name="L1">
      <style:text-properties officeooo:paragraph-rsid="076b1512"/>
    </style:style>
    <style:style style:name="P28" style:family="paragraph" style:parent-style-name="Standard" style:list-style-name="L1">
      <style:text-properties officeooo:paragraph-rsid="076ce360"/>
    </style:style>
    <style:style style:name="P29" style:family="paragraph" style:parent-style-name="Standard" style:list-style-name="L1">
      <style:text-properties officeooo:paragraph-rsid="0768286a"/>
    </style:style>
    <style:style style:name="P30" style:family="paragraph" style:parent-style-name="Standard" style:list-style-name="L1">
      <style:text-properties officeooo:paragraph-rsid="06fa802d"/>
    </style:style>
    <style:style style:name="P31" style:family="paragraph" style:parent-style-name="Standard" style:list-style-name="L1">
      <style:text-properties officeooo:paragraph-rsid="06e1670a"/>
    </style:style>
    <style:style style:name="P32" style:family="paragraph" style:parent-style-name="Standard" style:list-style-name="L1">
      <style:text-properties officeooo:paragraph-rsid="06f60e7d"/>
    </style:style>
    <style:style style:name="P33" style:family="paragraph" style:parent-style-name="Standard" style:list-style-name="L1">
      <style:text-properties officeooo:paragraph-rsid="06f95a25"/>
    </style:style>
    <style:style style:name="P34" style:family="paragraph" style:parent-style-name="Standard" style:list-style-name="L1">
      <style:text-properties officeooo:paragraph-rsid="065731a0"/>
    </style:style>
    <style:style style:name="P35" style:family="paragraph" style:parent-style-name="Standard" style:list-style-name="L1">
      <style:text-properties officeooo:paragraph-rsid="0681b436"/>
    </style:style>
    <style:style style:name="P36" style:family="paragraph" style:parent-style-name="Standard" style:list-style-name="L1">
      <style:text-properties officeooo:paragraph-rsid="075fb5d0"/>
    </style:style>
    <style:style style:name="P37" style:family="paragraph" style:parent-style-name="Standard" style:list-style-name="L1">
      <style:text-properties officeooo:rsid="03ce45d1" officeooo:paragraph-rsid="0553efc7"/>
    </style:style>
    <style:style style:name="P38" style:family="paragraph" style:parent-style-name="Standard" style:list-style-name="L1">
      <style:text-properties officeooo:rsid="03ce45d1" officeooo:paragraph-rsid="071d4747"/>
    </style:style>
    <style:style style:name="P39" style:family="paragraph" style:parent-style-name="Standard" style:list-style-name="L1">
      <style:text-properties officeooo:rsid="03ce45d1" officeooo:paragraph-rsid="06e94acf"/>
    </style:style>
    <style:style style:name="P40" style:family="paragraph" style:parent-style-name="Standard" style:list-style-name="L1">
      <style:text-properties officeooo:rsid="03ce45d1" officeooo:paragraph-rsid="0722b173"/>
    </style:style>
    <style:style style:name="P41" style:family="paragraph" style:parent-style-name="Standard" style:list-style-name="L1">
      <style:text-properties officeooo:rsid="03ce45d1" officeooo:paragraph-rsid="0726efe0"/>
    </style:style>
    <style:style style:name="P42" style:family="paragraph" style:parent-style-name="Standard" style:list-style-name="L1">
      <style:text-properties officeooo:rsid="03ce45d1" officeooo:paragraph-rsid="0724eb6c"/>
    </style:style>
    <style:style style:name="P43" style:family="paragraph" style:parent-style-name="Standard" style:list-style-name="L1">
      <style:text-properties officeooo:rsid="03ce45d1" officeooo:paragraph-rsid="06a6ab11"/>
    </style:style>
    <style:style style:name="P44" style:family="paragraph" style:parent-style-name="Standard" style:list-style-name="L1">
      <style:text-properties officeooo:rsid="03ce45d1" officeooo:paragraph-rsid="05b03e6b"/>
    </style:style>
    <style:style style:name="P45" style:family="paragraph" style:parent-style-name="Standard" style:list-style-name="L1">
      <style:text-properties officeooo:rsid="03ce45d1" officeooo:paragraph-rsid="072f815b"/>
    </style:style>
    <style:style style:name="P46" style:family="paragraph" style:parent-style-name="Standard" style:list-style-name="L1">
      <style:text-properties officeooo:rsid="03ce45d1" officeooo:paragraph-rsid="06b2438e"/>
    </style:style>
    <style:style style:name="P47" style:family="paragraph" style:parent-style-name="Standard" style:list-style-name="L1">
      <style:text-properties officeooo:rsid="03ce45d1" officeooo:paragraph-rsid="06b2c2f3"/>
    </style:style>
    <style:style style:name="P48" style:family="paragraph" style:parent-style-name="Standard" style:list-style-name="L1">
      <style:text-properties officeooo:rsid="03ce45d1" officeooo:paragraph-rsid="0740de7c"/>
    </style:style>
    <style:style style:name="P49" style:family="paragraph" style:parent-style-name="Standard" style:list-style-name="L1">
      <style:text-properties officeooo:rsid="03ce45d1" officeooo:paragraph-rsid="05cbcccf"/>
    </style:style>
    <style:style style:name="P50" style:family="paragraph" style:parent-style-name="Standard" style:list-style-name="L1">
      <style:text-properties officeooo:rsid="03ce45d1" officeooo:paragraph-rsid="0738311b"/>
    </style:style>
    <style:style style:name="P51" style:family="paragraph" style:parent-style-name="Standard" style:list-style-name="L1">
      <style:text-properties officeooo:rsid="03ce45d1" officeooo:paragraph-rsid="074f887f"/>
    </style:style>
    <style:style style:name="P52" style:family="paragraph" style:parent-style-name="Standard" style:list-style-name="L1">
      <style:text-properties officeooo:rsid="03ce45d1" officeooo:paragraph-rsid="073a6122"/>
    </style:style>
    <style:style style:name="P53" style:family="paragraph" style:parent-style-name="Standard" style:list-style-name="L1">
      <style:text-properties officeooo:rsid="03ce45d1" officeooo:paragraph-rsid="06158648"/>
    </style:style>
    <style:style style:name="P54" style:family="paragraph" style:parent-style-name="Standard" style:list-style-name="L1">
      <style:text-properties officeooo:rsid="03ce45d1" officeooo:paragraph-rsid="065731a0"/>
    </style:style>
    <style:style style:name="P55" style:family="paragraph" style:parent-style-name="Standard" style:list-style-name="L1">
      <style:text-properties officeooo:rsid="041573b8" officeooo:paragraph-rsid="06ed3297"/>
    </style:style>
    <style:style style:name="P56" style:family="paragraph" style:parent-style-name="Standard" style:list-style-name="L1">
      <style:text-properties officeooo:rsid="041573b8" officeooo:paragraph-rsid="05779f91"/>
    </style:style>
    <style:style style:name="P57" style:family="paragraph" style:parent-style-name="Standard" style:list-style-name="L1">
      <style:text-properties officeooo:rsid="041573b8" officeooo:paragraph-rsid="057890c7"/>
    </style:style>
    <style:style style:name="P58" style:family="paragraph" style:parent-style-name="Standard" style:list-style-name="L1">
      <style:text-properties officeooo:rsid="067bdc88" officeooo:paragraph-rsid="067bdc88"/>
    </style:style>
    <style:style style:name="P59" style:family="paragraph" style:parent-style-name="Preformatted_20_Text" style:list-style-name="L1">
      <style:text-properties officeooo:paragraph-rsid="0722b173"/>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129c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211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26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3543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37a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3831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3a61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410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4628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478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47f9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5535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5a12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5e41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62ce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6828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6ce3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6e27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717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616a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2f81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8862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7d5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7e79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805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806b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80c6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861e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9189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9ad0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b62f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b8aa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ba78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aa9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bc6f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bd6a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be8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c063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c15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c3c2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1" style:family="text">
      <style:text-properties fo:color="#000000" style:text-line-through-style="none" style:text-line-through-type="none" style:font-name="DejaVu Sans" fo:font-size="9pt" style:text-underline-style="none" fo:font-weight="bold" officeooo:rsid="073831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2" style:family="text">
      <style:text-properties fo:color="#000000" style:text-line-through-style="none" style:text-line-through-type="none" style:font-name="DejaVu Sans" fo:font-size="9pt" style:text-underline-style="none" fo:font-weight="bold" officeooo:rsid="073a61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3" style:family="text">
      <style:text-properties fo:color="#000000" style:text-line-through-style="none" style:text-line-through-type="none" style:font-name="DejaVu Sans" fo:font-size="9pt" style:text-underline-style="none" fo:font-weight="bold" officeooo:rsid="075535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4" style:family="text">
      <style:text-properties fo:color="#000000" style:text-line-through-style="none" style:text-line-through-type="none" style:font-name="DejaVu Sans" fo:font-size="9pt" style:text-underline-style="none" fo:font-weight="bold" officeooo:rsid="075e419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5" style:family="text">
      <style:text-properties fo:color="#000000" style:text-line-through-style="none" style:text-line-through-type="none" style:font-name="DejaVu Sans" fo:font-size="9pt" style:text-underline-style="none" fo:font-weight="bold" officeooo:rsid="076e27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6"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7"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8" style:family="text">
      <style:text-properties fo:color="#000000" style:text-line-through-style="none" style:text-line-through-type="none" style:font-name="DejaVu Sans" fo:font-size="9pt" style:text-underline-style="none" fo:font-weight="bold" officeooo:rsid="072b64f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9" style:family="text">
      <style:text-properties fo:color="#000000" style:text-line-through-style="none" style:text-line-through-type="none" style:font-name="DejaVu Sans" fo:font-size="9pt" style:text-underline-style="none" fo:font-weight="bold" officeooo:rsid="0731c6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0" style:family="text">
      <style:text-properties fo:color="#000000" style:text-line-through-style="none" style:text-line-through-type="none" style:font-name="DejaVu Sans" fo:font-size="9pt" style:text-underline-style="none" fo:font-weight="bold" officeooo:rsid="072116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1" style:family="text">
      <style:text-properties fo:color="#000000" style:text-line-through-style="none" style:text-line-through-type="none" style:font-name="DejaVu Sans" fo:font-size="9pt" style:text-underline-style="none" fo:font-weight="bold" officeooo:rsid="072f8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2" style:family="text">
      <style:text-properties fo:color="#00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3" style:family="text">
      <style:text-properties fo:color="#000000" style:text-line-through-style="none" style:text-line-through-type="none" style:font-name="DejaVu Sans" fo:font-size="9pt" style:text-underline-style="none" fo:font-weight="bold" officeooo:rsid="0795e78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4" style:family="text">
      <style:text-properties fo:color="#000000" style:text-line-through-style="none" style:text-line-through-type="none" style:font-name="DejaVu Sans" fo:font-size="9pt" style:text-underline-style="none" fo:font-weight="bold" officeooo:rsid="073543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5" style:family="text">
      <style:text-properties fo:color="#000000" style:text-line-through-style="none" style:text-line-through-type="none" style:font-name="DejaVu Sans" fo:font-size="9pt" style:text-underline-style="none" fo:font-weight="bold" officeooo:rsid="079ad0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6" style:family="text">
      <style:text-properties fo:color="#000000" style:text-line-through-style="none" style:text-line-through-type="none" style:font-name="DejaVu Sans" fo:font-size="9pt" style:text-underline-style="none" fo:font-weight="bold" officeooo:rsid="07616ac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7" style:family="text">
      <style:text-properties fo:color="#000000" style:text-line-through-style="none" style:text-line-through-type="none" style:font-name="DejaVu Sans" fo:font-size="9pt" style:text-underline-style="none" fo:font-weight="bold" officeooo:rsid="07b62f0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8"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09" style:family="text">
      <style:text-properties fo:color="#000000" style:text-line-through-style="none" style:text-line-through-type="none" style:font-name="DejaVu Sans" fo:font-size="9pt" style:text-underline-style="none" fo:font-weight="bold" officeooo:rsid="064292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0" style:family="text">
      <style:text-properties fo:color="#000000" style:text-line-through-style="none" style:text-line-through-type="none" style:font-name="DejaVu Sans" fo:font-size="9pt" style:text-underline-style="none" fo:font-weight="bold" officeooo:rsid="049ff7e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1" style:family="text">
      <style:text-properties fo:color="#000000" style:text-line-through-style="none" style:text-line-through-type="none" style:font-name="DejaVu Sans" fo:font-size="9pt" style:text-underline-style="none" fo:font-weight="bold" officeooo:rsid="04a8e4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2"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3" style:family="text">
      <style:text-properties fo:color="#000000" style:text-line-through-style="none" style:text-line-through-type="none" style:font-name="DejaVu Sans" fo:font-size="9pt" style:text-underline-style="none" fo:font-weight="bold" officeooo:rsid="04a1f54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4"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15"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16" style:family="text">
      <style:text-properties fo:color="#000000" style:text-line-through-style="none" style:text-line-through-type="none" style:font-name="DejaVu Sans" fo:font-size="9pt" style:text-underline-style="none" officeooo:rsid="064292be" style:text-blinking="false" fo:background-color="#ffffff" loext:char-shading-value="0" style:font-name-asian="Times New Roman1" style:font-size-asian="9pt" style:font-name-complex="Arial" style:font-size-complex="9pt" loext:padding="0cm" loext:border="none"/>
    </style:style>
    <style:style style:name="T117" style:family="text">
      <style:text-properties fo:color="#000000" style:text-line-through-style="none" style:text-line-through-type="none" fo:font-size="9pt" style:text-underline-style="none" fo:font-weight="normal" officeooo:rsid="07153a51" style:text-blinking="false" fo:background-color="#ffffff" loext:char-shading-value="0" style:font-size-asian="9pt" style:font-weight-asian="normal" style:font-size-complex="9pt" style:font-weight-complex="normal" loext:padding="0cm" loext:border="none"/>
    </style:style>
    <style:style style:name="T11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3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font-weight="normal" officeooo:rsid="059b2b55" style:font-weight-asian="normal" style:font-weight-complex="normal"/>
    </style:style>
    <style:style style:name="T176" style:family="text">
      <style:text-properties fo:font-weight="normal" officeooo:rsid="070cb88f" style:font-weight-asian="normal" style:font-weight-complex="normal"/>
    </style:style>
    <style:style style:name="T177"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75fb5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officeooo:rsid="08a24a37"/>
    </style:style>
    <style:style style:name="T189" style:family="text">
      <style:text-properties officeooo:rsid="070cb88f"/>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189">witter Search</text:span></text:p>
      <text:p text:style-name="P1"><text:span text:style-name="T175">(</text:span><text:span text:style-name="T176">)</text:span></text:p>
      <text:list xml:id="list5165433957089853440" text:style-name="L1">
        <text:list-item>
          <text:p text:style-name="P2"><text:span text:style-name="Source_20_Text"><text:span text:style-name="T118">What is this system and why is this used?</text:span></text:span></text:p>
          <text:p text:style-name="P2"><text:span text:style-name="Source_20_Text"><text:span text:style-name="T1">Twitter users can update their status whenever they like. Each status (called tweet) consists of plain text and our goal is to design a system that allows </text:span></text:span><text:span text:style-name="Source_20_Text"><text:span text:style-name="T96">searching</text:span></text:span><text:span text:style-name="Source_20_Text"><text:span text:style-name="T1"> over all the </text:span></text:span><text:span text:style-name="Source_20_Text"><text:span text:style-name="T96">user tweets</text:span></text:span><text:span text:style-name="Source_20_Text"><text:span text:style-name="T1">.</text:span></text:span></text:p>
        </text:list-item>
        <text:list-item>
          <text:p text:style-name="P37"><text:span text:style-name="Source_20_Text"><text:span text:style-name="T119">Goals and Requirement</text:span></text:span><text:span text:style-name="Source_20_Text"><text:span text:style-name="T120">s</text:span></text:span><text:span text:style-name="Source_20_Text"><text:span text:style-name="T119"> of the system:</text:span></text:span></text:p>
          <text:list>
            <text:list-item>
              <text:p text:style-name="P3"><text:span text:style-name="Source_20_Text"><text:span text:style-name="T120">functional requirements</text:span></text:span></text:p>
              <text:list>
                <text:list-item>
                  <text:p text:style-name="P3"><text:span text:style-name="Source_20_Text"><text:span text:style-name="T2">The search query will consist of </text:span></text:span><text:span text:style-name="Source_20_Text"><text:span text:style-name="T97">multiple words combined with AND/OR.</text:span></text:span><text:span text:style-name="Source_20_Text"><text:span text:style-name="T2"> We need to design a system that can efficiently store and query tweets.</text:span></text:span></text:p>
                </text:list-item>
              </text:list>
            </text:list-item>
            <text:list-item>
              <text:p text:style-name="P4"><text:span text:style-name="Source_20_Text"><text:span text:style-name="T120">non-functional requirements</text:span></text:span></text:p>
              <text:list>
                <text:list-item>
                  <text:p text:style-name="P4"><text:span text:style-name="Source_20_Text"><text:span text:style-name="T2">Twit search</text:span></text:span><text:span text:style-name="Source_20_Text"><text:span text:style-name="T45">es </text:span></text:span><text:span text:style-name="Source_20_Text"><text:span text:style-name="T2">should happen in </text:span></text:span><text:span text:style-name="Source_20_Text"><text:span text:style-name="T97">real-time with minimal latency.</text:span></text:span></text:p>
                </text:list-item>
              </text:list>
            </text:list-item>
            <text:list-item>
              <text:p text:style-name="P4"><text:span text:style-name="Source_20_Text"><text:span text:style-name="T120">extended requirements</text:span></text:span></text:p>
            </text:list-item>
          </text:list>
        </text:list-item>
        <text:list-item>
          <text:p text:style-name="P5"><text:span text:style-name="Source_20_Text"><text:span text:style-name="T164">Workflow:</text:span></text:span></text:p>
        </text:list-item>
        <text:list-item>
          <text:p text:style-name="P5"><text:span text:style-name="Source_20_Text"><text:span text:style-name="T121">Nature of business:</text:span></text:span></text:p>
          <text:list>
            <text:list-item>
              <text:p text:style-name="P55"><text:span text:style-name="Source_20_Text"><text:span text:style-name="T122">some of the features </text:span></text:span><text:span text:style-name="Source_20_Text"><text:span text:style-name="T123">need to</text:span></text:span><text:span text:style-name="Source_20_Text"><text:span text:style-name="T122"> be faster than the others,</text:span></text:span></text:p>
            </text:list-item>
            <text:list-item>
              <text:p text:style-name="P56"><text:span text:style-name="Source_20_Text"><text:span text:style-name="T122">some of the features </text:span></text:span><text:span text:style-name="Source_20_Text"><text:span text:style-name="T123">can</text:span></text:span><text:span text:style-name="Source_20_Text"><text:span text:style-name="T122"> be used more than the others during some specific time,</text:span></text:span></text:p>
            </text:list-item>
            <text:list-item>
              <text:p text:style-name="P57"><text:span text:style-name="Source_20_Text"><text:span text:style-name="T122">some of the features </text:span></text:span><text:span text:style-name="Source_20_Text"><text:span text:style-name="T123">can</text:span></text:span><text:span text:style-name="Source_20_Text"><text:span text:style-name="T122"> be used more than the others </text:span></text:span><text:span text:style-name="Source_20_Text"><text:span text:style-name="T124">from</text:span></text:span><text:span text:style-name="Source_20_Text"><text:span text:style-name="T122"> some specific </text:span></text:span><text:span text:style-name="Source_20_Text"><text:span text:style-name="T124">geolocation</text:span></text:span><text:span text:style-name="Source_20_Text"><text:span text:style-name="T122">,</text:span></text:span></text:p>
            </text:list-item>
          </text:list>
        </text:list-item>
        <text:list-item>
          <text:p text:style-name="P6"><text:span text:style-name="Source_20_Text"><text:span text:style-name="T125">Type of users:</text:span></text:span></text:p>
          <text:list>
            <text:list-item>
              <text:p text:style-name="P38"><text:span text:style-name="Source_20_Text"><text:span text:style-name="T126">Public users,</text:span></text:span></text:p>
              <text:p text:style-name="P38"><text:span text:style-name="Source_20_Text"><text:span text:style-name="T46">Basically the </text:span></text:span><text:span text:style-name="Source_20_Text"><text:span text:style-name="T98">unregistered</text:span></text:span><text:span text:style-name="Source_20_Text"><text:span text:style-name="T46"> users.</text:span></text:span></text:p>
              <text:p text:style-name="P38"><text:span text:style-name="Source_20_Text"><text:span text:style-name="T181">Their search </text:span></text:span><text:span text:style-name="Source_20_Text"><text:span text:style-name="T182">history</text:span></text:span><text:span text:style-name="Source_20_Text"><text:span text:style-name="T181"> </text:span></text:span><text:span text:style-name="Source_20_Text"><text:span text:style-name="T183">and </text:span></text:span><text:span text:style-name="Source_20_Text"><text:span text:style-name="T182">the history of </text:span></text:span><text:span text:style-name="Source_20_Text"><text:span text:style-name="T183">selection </text:span></text:span><text:span text:style-name="Source_20_Text"><text:span text:style-name="T184">among the</text:span></text:span><text:span text:style-name="Source_20_Text"><text:span text:style-name="T183"> suggestions</text:span></text:span><text:span text:style-name="Source_20_Text"><text:span text:style-name="T181"> can be stored in cookies </text:span></text:span><text:span text:style-name="Source_20_Text"><text:span text:style-name="T185">and can be used</text:span></text:span><text:span text:style-name="Source_20_Text"><text:span text:style-name="T181"> to provide more relevant results.</text:span></text:span></text:p>
            </text:list-item>
            <text:list-item>
              <text:p text:style-name="P38"><text:span text:style-name="Source_20_Text"><text:span text:style-name="T127">Private use</text:span></text:span><text:span text:style-name="Source_20_Text"><text:span text:style-name="T126">rs,</text:span></text:span></text:p>
              <text:p text:style-name="P38"><text:span text:style-name="Source_20_Text"><text:span text:style-name="T47">Basically the </text:span></text:span><text:span text:style-name="Source_20_Text"><text:span text:style-name="T99">registered</text:span></text:span><text:span text:style-name="Source_20_Text"><text:span text:style-name="T47"> users.</text:span></text:span></text:p>
              <text:p text:style-name="P38"><text:span text:style-name="Source_20_Text"><text:span text:style-name="T186">Search history and history of selection among the suggestions of registered users should be stored on the server and should be used to produce the personalized suggestions.</text:span></text:span></text:p>
            </text:list-item>
            <text:list-item>
              <text:p text:style-name="P38"><text:span text:style-name="Source_20_Text"><text:span text:style-name="T127">Admin user,</text:span></text:span></text:p>
              <text:p text:style-name="P38"><text:span text:style-name="Source_20_Text"><text:span text:style-name="T26">T</text:span></text:span><text:span text:style-name="Source_20_Text"><text:span text:style-name="T27">he informations extracted </text:span></text:span><text:span text:style-name="Source_20_Text"><text:span text:style-name="T28">from analytics data should be provided to the admin user on the dashboard and he should be able to change the </text:span></text:span><text:span text:style-name="Source_20_Text"><text:span text:style-name="T29">settings and configuration of the site.</text:span></text:span></text:p>
            </text:list-item>
          </text:list>
        </text:list-item>
        <text:list-item>
          <text:p text:style-name="P6"><text:span text:style-name="Source_20_Text"><text:span text:style-name="T128">Some Design Considerations,</text:span></text:span></text:p>
        </text:list-item>
        <text:list-item>
          <text:p text:style-name="P7"><text:span text:style-name="Source_20_Text"><text:span text:style-name="T167">UI: </text:span></text:span><text:span text:style-name="Source_20_Text"><text:span text:style-name="T172">ask question from the interviewer that do you also want me to consider UI for this system. If the interviewer asks to consider UI as well then,</text:span></text:span></text:p>
          <text:list>
            <text:list-item>
              <text:p text:style-name="P39"><text:span text:style-name="Source_20_Text"><text:span text:style-name="T40">The UI will be a single page application for this system </text:span></text:span><text:span text:style-name="Source_20_Text"><text:span text:style-name="T48">where there will be a </text:span></text:span><text:span text:style-name="Source_20_Text"><text:span text:style-name="T100">search bar</text:span></text:span><text:span text:style-name="Source_20_Text"><text:span text:style-name="T48"> and rest of the page will show the </text:span></text:span><text:span text:style-name="Source_20_Text"><text:span text:style-name="T100">listed result.</text:span></text:span></text:p>
            </text:list-item>
          </text:list>
        </text:list-item>
        <text:list-item>
          <text:p text:style-name="P40"><text:span text:style-name="Source_20_Text"><text:span text:style-name="T129">System APIs,</text:span></text:span></text:p>
          <text:list>
            <text:list-item>
              <text:p text:style-name="P40"><text:span text:style-name="Source_20_Text"><text:span text:style-name="T130">system APIs,</text:span></text:span></text:p>
              <text:p text:style-name="P8"><text:span text:style-name="Source_20_Text"><text:span text:style-name="T3">We can have SOAP or REST APIs to expose the functionality of our service:</text:span></text:span></text:p>
              <text:list>
                <text:list-header>
                  <text:p text:style-name="P59"><text:span text:style-name="Source_20_Text"><text:span text:style-name="T117">search(api_dev_key, search_terms, maximum_results_to_return, sort, page_token)</text:span></text:span></text:p>
                </text:list-header>
              </text:list>
              <text:p text:style-name="P41"><text:span text:style-name="Source_20_Text"><text:span text:style-name="T52">search_terms (string): A string containing the search terms.</text:span></text:span></text:p>
              <text:p text:style-name="P41"><text:span text:style-name="Source_20_Text"><text:span text:style-name="T52">maximum_results_to_return (number): Number of tweets to return.</text:span></text:span></text:p>
              <text:p text:style-name="P41"><text:span text:style-name="Source_20_Text"><text:span text:style-name="T52">sort (number): Optional sort mode: Latest first (0 - default), Best matched (1), Most liked (2).</text:span></text:span></text:p>
              <text:p text:style-name="P41"><text:span text:style-name="Source_20_Text"><text:span text:style-name="T52">page_token (string): This token will specify a page in the result set that should be returned.</text:span></text:span></text:p>
              <text:p text:style-name="P41"><text:span text:style-name="Source_20_Text"><text:span text:style-name="T52">ReturnType (JSON): A JSON containing information about a list of tweets matching the search query. Each result entry can have the user ID &amp; name, tweet text, tweet ID, creation time, number of likes, etc.</text:span></text:span></text:p>
            </text:list-item>
            <text:list-item>
              <text:p text:style-name="P42"><text:span text:style-name="Source_20_Text"><text:span text:style-name="T131">Security and permissions means h</text:span></text:span><text:span text:style-name="Source_20_Text"><text:span text:style-name="T130">ow to detect and prevent abuse?</text:span></text:span></text:p>
              <text:list>
                <text:list-item>
                  <text:p text:style-name="P8"><text:span text:style-name="Source_20_Text"><text:span text:style-name="T4">We will need to have </text:span></text:span><text:span text:style-name="Source_20_Text"><text:span text:style-name="T49">some rate limit for our api so that no one can abuse our system.</text:span></text:span></text:p>
                </text:list-item>
                <text:list-item>
                  <text:p text:style-name="P8"><text:span text:style-name="Source_20_Text"><text:span text:style-name="T5">Public users who are </text:span></text:span><text:span text:style-name="Source_20_Text"><text:span text:style-name="T50">hitting our service</text:span></text:span><text:span text:style-name="Source_20_Text"><text:span text:style-name="T5">, they should be identified by their IPs, mac address, </text:span></text:span><text:span text:style-name="Source_20_Text"><text:span text:style-name="T43">temporaryUserSessionToken, </text:span></text:span><text:span text:style-name="Source_20_Text"><text:span text:style-name="T5">etc.</text:span></text:span></text:p>
                </text:list-item>
                <text:list-item>
                  <text:p text:style-name="P8"><text:span text:style-name="Source_20_Text"><text:span text:style-name="T6">Private and registered users </text:span></text:span><text:span text:style-name="Source_20_Text"><text:span text:style-name="T51">should be identified with their user ids.</text:span></text:span></text:p>
                </text:list-item>
              </text:list>
            </text:list-item>
          </text:list>
        </text:list-item>
        <text:list-item>
          <text:p text:style-name="P40"><text:span text:style-name="Source_20_Text"><text:span text:style-name="T132">Capacity Estimation and Constraints: </text:span></text:span><text:span text:style-name="Source_20_Text"><text:span text:style-name="T44">Estimation will help us understand our system better.</text:span></text:span></text:p>
          <text:p text:style-name="P43"><text:span text:style-name="Source_20_Text"><text:span text:style-name="T30">We will apply 30 : 50 : 70 capacity model for bandwidth, memory and storage.</text:span></text:span></text:p>
          <text:list>
            <text:list-item>
              <text:p text:style-name="P44"><text:span text:style-name="Source_20_Text"><text:span text:style-name="T133">Estimate of number of user</text:span></text:span><text:span text:style-name="Source_20_Text"><text:span text:style-name="T134">s</text:span></text:span><text:span text:style-name="Source_20_Text"><text:span text:style-name="T133"> and their uses,</text:span></text:span></text:p>
              <text:list>
                <text:list-item>
                  <text:p text:style-name="P45"><text:span text:style-name="Source_20_Text"><text:span text:style-name="T70">Let’s assume Twitter has </text:span></text:span><text:span text:style-name="Source_20_Text"><text:span text:style-name="T101">1.5 billion</text:span></text:span><text:span text:style-name="Source_20_Text"><text:span text:style-name="T70"> total users with </text:span></text:span><text:span text:style-name="Source_20_Text"><text:span text:style-name="T101">800 million</text:span></text:span><text:span text:style-name="Source_20_Text"><text:span text:style-name="T70"> daily active users.</text:span></text:span></text:p>
                </text:list-item>
                <text:list-item>
                  <text:p text:style-name="P45"><text:span text:style-name="Source_20_Text"><text:span text:style-name="T70">On average Twitter gets </text:span></text:span><text:span text:style-name="Source_20_Text"><text:span text:style-name="T101">400 million tweets</text:span></text:span><text:span text:style-name="Source_20_Text"><text:span text:style-name="T70"> every day.</text:span></text:span></text:p>
                </text:list-item>
                <text:list-item>
                  <text:p text:style-name="P45"><text:span text:style-name="Source_20_Text"><text:span text:style-name="T70">The average size of a tweet is </text:span></text:span><text:span text:style-name="Source_20_Text"><text:span text:style-name="T101">300 bytes.</text:span></text:span></text:p>
                </text:list-item>
                <text:list-item>
                  <text:p text:style-name="P45"><text:span text:style-name="Source_20_Text"><text:span text:style-name="T70">Let’s assume there will be </text:span></text:span><text:span text:style-name="Source_20_Text"><text:span text:style-name="T101">500M searches</text:span></text:span><text:span text:style-name="Source_20_Text"><text:span text:style-name="T70"> every day.</text:span></text:span></text:p>
                </text:list-item>
              </text:list>
            </text:list-item>
            <text:list-item>
              <text:p text:style-name="P37"><text:soft-page-break/><text:span text:style-name="Source_20_Text"><text:span text:style-name="T135">Traffic estimates,</text:span></text:span></text:p>
            </text:list-item>
            <text:list-item>
              <text:p text:style-name="P46"><text:span text:style-name="Source_20_Text"><text:span text:style-name="T136">Bandwidth estimates,</text:span></text:span></text:p>
            </text:list-item>
            <text:list-item>
              <text:p text:style-name="P46"><text:span text:style-name="Source_20_Text"><text:span text:style-name="T136">Memory estimates,</text:span></text:span></text:p>
            </text:list-item>
            <text:list-item>
              <text:p text:style-name="P47"><text:span text:style-name="Source_20_Text"><text:span text:style-name="T135">Storage estimates,</text:span></text:span></text:p>
              <text:p text:style-name="P47"><text:span text:style-name="Source_20_Text"><text:span text:style-name="T7">Since we have 400 million new tweets every day and each tweet on average is 300 bytes, the total storage we need, will be:</text:span></text:span></text:p>
              <text:p text:style-name="P47"><text:span text:style-name="Source_20_Text"><text:span text:style-name="T7"><text:s text:c="10"/>400M * 300 =&gt; </text:span></text:span><text:span text:style-name="Source_20_Text"><text:span text:style-name="T102">120GB/day</text:span></text:span></text:p>
              <text:p text:style-name="P48"><text:span text:style-name="Source_20_Text"><text:span text:style-name="T55">We need to store 120GB of new data every day. Given this huge amount of data, we need to come up with a data partitioning scheme that will be efficiently distributing the data onto multiple servers. If we plan for next five years, we will need the following storage:</text:span></text:span></text:p>
              <text:p text:style-name="P48"><text:span text:style-name="Source_20_Text"><text:span text:style-name="T55"><text:s text:c="9"/>120GB * 365days * 5years ~= </text:span></text:span><text:span text:style-name="Source_20_Text"><text:span text:style-name="T91">200TB</text:span></text:span></text:p>
              <text:p text:style-name="P48"><text:span text:style-name="Source_20_Text"><text:span text:style-name="T55">If we never want to be more than </text:span></text:span><text:span text:style-name="Source_20_Text"><text:span text:style-name="T58">7</text:span></text:span><text:span text:style-name="Source_20_Text"><text:span text:style-name="T55">0% full at any time, we approximately will need 2</text:span></text:span><text:span text:style-name="Source_20_Text"><text:span text:style-name="T57">85</text:span></text:span><text:span text:style-name="Source_20_Text"><text:span text:style-name="T55"> TB of total storage. Let’s assume that we want to keep an extra copy of all tweets for fault tolerance; then, our total storage requirement will be 5</text:span></text:span><text:span text:style-name="Source_20_Text"><text:span text:style-name="T59">7</text:span></text:span><text:span text:style-name="Source_20_Text"><text:span text:style-name="T55">0 TB. If we assume a modern server can store up to 4TB of data, we would need 1</text:span></text:span><text:span text:style-name="Source_20_Text"><text:span text:style-name="T60">43</text:span></text:span><text:span text:style-name="Source_20_Text"><text:span text:style-name="T55"> such servers to hold all of the required data for the next five years.</text:span></text:span></text:p>
            </text:list-item>
          </text:list>
        </text:list-item>
        <text:list-item>
          <text:p text:style-name="P49"><text:span text:style-name="Source_20_Text"><text:span text:style-name="T137">Database design,</text:span></text:span></text:p>
          <text:list>
            <text:list-item>
              <text:p text:style-name="P49"><text:span text:style-name="Source_20_Text"><text:span text:style-name="T138">Important points about </text:span></text:span><text:span text:style-name="Source_20_Text"><text:span text:style-name="T139">nature of</text:span></text:span><text:span text:style-name="Source_20_Text"><text:span text:style-name="T138"> data,</text:span></text:span></text:p>
            </text:list-item>
            <text:list-item>
              <text:p text:style-name="P9"><text:span text:style-name="Source_20_Text"><text:span text:style-name="T141">B</text:span></text:span><text:span text:style-name="Source_20_Text"><text:span text:style-name="T142">asic d</text:span></text:span><text:span text:style-name="Source_20_Text"><text:span text:style-name="T143">atabase schema,</text:span></text:span></text:p>
            </text:list-item>
            <text:list-item>
              <text:p text:style-name="P9"><text:span text:style-name="Source_20_Text"><text:span text:style-name="T140">identify the relations,</text:span></text:span></text:p>
            </text:list-item>
            <text:list-item>
              <text:p text:style-name="P10"><text:span text:style-name="Source_20_Text"><text:span text:style-name="T143">What type of database should we use?</text:span></text:span></text:p>
            </text:list-item>
          </text:list>
        </text:list-item>
        <text:list-item>
          <text:p text:style-name="P11"><text:span text:style-name="Source_20_Text"><text:span text:style-name="T144">Algorithm,</text:span></text:span></text:p>
          <text:p text:style-name="P12"><text:span text:style-name="Source_20_Text"><text:span text:style-name="T95">How about if we want to rank the search results by social graph distance, popularity, relevance, etc?</text:span></text:span><text:span text:style-name="Source_20_Text"><text:span text:style-name="T67"> </text:span></text:span><text:span text:style-name="Source_20_Text"><text:span text:style-name="T79">For our system, we will need to </text:span></text:span><text:span text:style-name="Source_20_Text"><text:span text:style-name="T105">build an index</text:span></text:span><text:span text:style-name="Source_20_Text"><text:span text:style-name="T79"> that can keep track of which word appears in which tweet. </text:span></text:span><text:span text:style-name="Source_20_Text"><text:span text:style-name="T67">Let’s assume we want to rank tweets </text:span></text:span><text:span text:style-name="Source_20_Text"><text:span text:style-name="T95">by popularity,</text:span></text:span><text:span text:style-name="Source_20_Text"><text:span text:style-name="T67"> like how many likes or comments a tweet is getting, etc. In such a case, our ranking algorithm can calculate a ‘</text:span></text:span><text:span text:style-name="Source_20_Text"><text:span text:style-name="T95">popularity number</text:span></text:span><text:span text:style-name="Source_20_Text"><text:span text:style-name="T67">’ (based on the number of likes, etc.), </text:span></text:span><text:span text:style-name="Source_20_Text"><text:span text:style-name="T78">freshness of the tweet, etc.</text:span></text:span><text:span text:style-name="Source_20_Text"><text:span text:style-name="T67"> and store it with the </text:span></text:span><text:span text:style-name="Source_20_Text"><text:span text:style-name="T95">index.</text:span></text:span><text:span text:style-name="Source_20_Text"><text:span text:style-name="T67"> </text:span></text:span><text:span text:style-name="Source_20_Text"><text:span text:style-name="T95">Each partition</text:span></text:span><text:span text:style-name="Source_20_Text"><text:span text:style-name="T67"> can sort the results based on this popularity number before returning results to the aggregator server. The </text:span></text:span><text:span text:style-name="Source_20_Text"><text:span text:style-name="T95">aggregator</text:span></text:span><text:span text:style-name="Source_20_Text"><text:span text:style-name="T67"> server combines all these results, sorts them based on the popularity number, and sends the top results to the user.</text:span></text:span></text:p>
        </text:list-item>
        <text:list-item>
          <text:p text:style-name="P13"><text:span text:style-name="Source_20_Text"><text:span text:style-name="T168">Technology stack,</text:span></text:span></text:p>
          <text:list>
            <text:list-item>
              <text:p text:style-name="P14"><text:span text:style-name="Source_20_Text"><text:span text:style-name="T90">frontend:</text:span></text:span><text:span text:style-name="Source_20_Text"><text:span text:style-name="T41"> angular, html5, css3,</text:span></text:span></text:p>
            </text:list-item>
            <text:list-item>
              <text:p text:style-name="P14"><text:span text:style-name="Source_20_Text"><text:span text:style-name="T90">backend:</text:span></text:span><text:span text:style-name="Source_20_Text"><text:span text:style-name="T41"> </text:span></text:span><text:span text:style-name="Source_20_Text"><text:span text:style-name="T68">Java, SpringBoot</text:span></text:span><text:span text:style-name="Source_20_Text"><text:span text:style-name="T42">.</text:span></text:span></text:p>
            </text:list-item>
          </text:list>
        </text:list-item>
        <text:list-item>
          <text:p text:style-name="P15"><text:span text:style-name="Source_20_Text"><text:span text:style-name="T144">Basic system design,</text:span></text:span></text:p>
          <text:p text:style-name="P16"><text:span text:style-name="Source_20_Text"><text:span text:style-name="T53">At the high level, we need to store all the statues </text:span></text:span><text:span text:style-name="Source_20_Text"><text:span text:style-name="T103">(tweets)</text:span></text:span><text:span text:style-name="Source_20_Text"><text:span text:style-name="T104"> in a database</text:span></text:span><text:span text:style-name="Source_20_Text"><text:span text:style-name="T53"> and also build an </text:span></text:span><text:span text:style-name="Source_20_Text"><text:span text:style-name="T104">index</text:span></text:span><text:span text:style-name="Source_20_Text"><text:span text:style-name="T53"> that can keep track of which word appears in which tweet. This index will help us </text:span></text:span><text:span text:style-name="Source_20_Text"><text:span text:style-name="T104">quickly</text:span></text:span><text:span text:style-name="Source_20_Text"><text:span text:style-name="T53"> find tweets that users are trying to search.</text:span></text:span></text:p>
          <text:p text:style-name="P17"><text:span text:style-name="Source_20_Text"><text:span text:style-name="T54">TwitterSearch.</text:span></text:span><text:span text:style-name="Source_20_Text"><text:span text:style-name="T77">jpeg</text:span></text:span></text:p>
        </text:list-item>
        <text:list-item>
          <text:p text:style-name="P18"><text:span text:style-name="Source_20_Text"><text:span text:style-name="T145">D</text:span></text:span><text:span text:style-name="Source_20_Text"><text:span text:style-name="T165">etailed</text:span></text:span><text:span text:style-name="Source_20_Text"><text:span text:style-name="T145"> </text:span></text:span><text:span text:style-name="Source_20_Text"><text:span text:style-name="T146">Component design,</text:span></text:span></text:p>
          <text:list>
            <text:list-item>
              <text:p text:style-name="P50"><text:span text:style-name="Source_20_Text"><text:span text:style-name="T91">Storage:</text:span></text:span><text:span text:style-name="Source_20_Text"><text:span text:style-name="T55"> Let’s start with a simplistic design where we store the tweets in a </text:span></text:span><text:span text:style-name="Source_20_Text"><text:span text:style-name="T91">MySQL</text:span></text:span><text:span text:style-name="Source_20_Text"><text:span text:style-name="T55"> database. We can assume that we store the tweets in a table having </text:span></text:span><text:span text:style-name="Source_20_Text"><text:span text:style-name="T91">two columns,</text:span></text:span><text:span text:style-name="Source_20_Text"><text:span text:style-name="T55"> TweetID and TweetText. Let’s assume we </text:span></text:span><text:span text:style-name="Source_20_Text"><text:span text:style-name="T91">partition</text:span></text:span><text:span text:style-name="Source_20_Text"><text:span text:style-name="T55"> our data based on TweetID. If our TweetIDs are unique system-wide, we can define a hash function that can map a TweetID to a storage server where we can store that tweet object.</text:span></text:span></text:p>
              <text:p text:style-name="P50"><text:span text:style-name="Source_20_Text"><text:span text:style-name="T55">How can we create </text:span></text:span><text:span text:style-name="Source_20_Text"><text:span text:style-name="T91">system-wide unique TweetIDs</text:span></text:span><text:span text:style-name="Source_20_Text"><text:span text:style-name="T55">? If we are getting 400M new tweets each day, then how many tweet objects we can expect in five years?</text:span></text:span></text:p>
              <text:p text:style-name="P50"><text:span text:style-name="Source_20_Text"><text:span text:style-name="T55"><text:s text:c="8"/>400M * 365 days * 5 years =&gt; </text:span></text:span><text:span text:style-name="Source_20_Text"><text:span text:style-name="T91">730 billion</text:span></text:span></text:p>
              <text:p text:style-name="P50"><text:span text:style-name="Source_20_Text"><text:span text:style-name="T55">This means we would need a </text:span></text:span><text:span text:style-name="Source_20_Text"><text:span text:style-name="T91">five bytes</text:span></text:span><text:span text:style-name="Source_20_Text"><text:span text:style-name="T55"> number to identify TweetIDs uniquely. Let’s assume we have a </text:span></text:span><text:span text:style-name="Source_20_Text"><text:span text:style-name="T91">service</text:span></text:span><text:span text:style-name="Source_20_Text"><text:span text:style-name="T55"> that can generate a </text:span></text:span><text:span text:style-name="Source_20_Text"><text:span text:style-name="T91">unique TweetID</text:span></text:span><text:span text:style-name="Source_20_Text"><text:span text:style-name="T55"> whenever we need to store an object. We can feed the TweetID to our hash function to find the storage server and store our tweet object there.</text:span></text:span></text:p>
            </text:list-item>
            <text:list-item>
              <text:p text:style-name="P51"><text:span text:style-name="Source_20_Text"><text:span text:style-name="T92">Index:</text:span></text:span></text:p>
              <text:p text:style-name="P51"><text:span text:style-name="Source_20_Text"><text:span text:style-name="T56">What should our index look like? Since our tweet queries will consist of words, let’s build the </text:span></text:span><text:span text:style-name="Source_20_Text"><text:span text:style-name="T92">index that can tell us</text:span></text:span><text:span text:style-name="Source_20_Text"><text:span text:style-name="T56"> which word comes in which tweet object. Let’s first </text:span></text:span><text:span text:style-name="Source_20_Text"><text:span text:style-name="T92">estimate</text:span></text:span><text:span text:style-name="Source_20_Text"><text:span text:style-name="T56"> how big our index will be. If we want to build an index for all the </text:span></text:span><text:span text:style-name="Source_20_Text"><text:span text:style-name="T92">English words</text:span></text:span><text:span text:style-name="Source_20_Text"><text:span text:style-name="T56"> and some </text:span></text:span><text:span text:style-name="Source_20_Text"><text:span text:style-name="T92">famous nouns</text:span></text:span><text:span text:style-name="Source_20_Text"><text:span text:style-name="T56"> like people names, city names, etc., and if we assume that we have around 300K English words and 200K nouns, then we will have 500k total words in our index. Let’s assume that the average length of a word is </text:span></text:span><text:span text:style-name="Source_20_Text"><text:span text:style-name="T92">five characters.</text:span></text:span><text:span text:style-name="Source_20_Text"><text:span text:style-name="T56"> If we are keeping our index in memory, we need 2.5MB of memory to store all the words:</text:span></text:span></text:p>
              <text:p text:style-name="P52"><text:span text:style-name="Source_20_Text"><text:span text:style-name="T56"><text:s text:c="8"/>500K * 5 =&gt; </text:span></text:span><text:span text:style-name="Source_20_Text"><text:span text:style-name="T92">2.5 MB</text:span></text:span></text:p>
              <text:p text:style-name="P52"><text:span text:style-name="Source_20_Text"><text:span text:style-name="T56">Let’s assume that we want to keep the index in memory for all the tweets from only past </text:span></text:span><text:span text:style-name="Source_20_Text"><text:span text:style-name="T92">two years.</text:span></text:span><text:span text:style-name="Source_20_Text"><text:span text:style-name="T56"> Since we will be getting 730B tweets in 5 years, this will give us </text:span></text:span><text:span text:style-name="Source_20_Text"><text:span text:style-name="T92">292B tweets</text:span></text:span><text:span text:style-name="Source_20_Text"><text:span text:style-name="T56"> in two years. Given that each TweetID will be </text:span></text:span><text:span text:style-name="Source_20_Text"><text:span text:style-name="T92">5 bytes,</text:span></text:span><text:span text:style-name="Source_20_Text"><text:span text:style-name="T56"> how much memory will we need to store all the TweetIDs?</text:span></text:span></text:p>
              <text:p text:style-name="P52"><text:soft-page-break/><text:span text:style-name="Source_20_Text"><text:span text:style-name="T56"><text:s text:c="8"/>292B * 5 =&gt; </text:span></text:span><text:span text:style-name="Source_20_Text"><text:span text:style-name="T92">1460 GB</text:span></text:span></text:p>
              <text:p text:style-name="P52"><text:span text:style-name="Source_20_Text"><text:span text:style-name="T56">So our index would be like a big </text:span></text:span><text:span text:style-name="Source_20_Text"><text:span text:style-name="T92">distributed hash table,</text:span></text:span><text:span text:style-name="Source_20_Text"><text:span text:style-name="T56"> where ‘key’ would be the </text:span></text:span><text:span text:style-name="Source_20_Text"><text:span text:style-name="T92">word</text:span></text:span><text:span text:style-name="Source_20_Text"><text:span text:style-name="T56"> and ‘value’ will be a </text:span></text:span><text:span text:style-name="Source_20_Text"><text:span text:style-name="T92">list of TweetIDs</text:span></text:span><text:span text:style-name="Source_20_Text"><text:span text:style-name="T56"> of all those tweets which contain that word. Assuming on average we have </text:span></text:span><text:span text:style-name="Source_20_Text"><text:span text:style-name="T92">40 words</text:span></text:span><text:span text:style-name="Source_20_Text"><text:span text:style-name="T56"> in each tweet and since we will not be indexing prepositions and other small words like ‘the’, ‘an’, ‘and’ etc., let’s assume we will have around </text:span></text:span><text:span text:style-name="Source_20_Text"><text:span text:style-name="T92">15 words</text:span></text:span><text:span text:style-name="Source_20_Text"><text:span text:style-name="T56"> in each tweet that need to be indexed. This means each TweetID will be stored 15 times in our index. So total memory we will need to store our index:</text:span></text:span></text:p>
              <text:p text:style-name="P52"><text:span text:style-name="Source_20_Text"><text:span text:style-name="T56"><text:s text:c="8"/>(1460 * 15) + 2.5MB ~= </text:span></text:span><text:span text:style-name="Source_20_Text"><text:span text:style-name="T92">21 TB</text:span></text:span></text:p>
              <text:p text:style-name="P52"><text:span text:style-name="Source_20_Text"><text:span text:style-name="T56">Assuming a high-end server has </text:span></text:span><text:span text:style-name="Source_20_Text"><text:span text:style-name="T92">144 GB</text:span></text:span><text:span text:style-name="Source_20_Text"><text:span text:style-name="T56"> of memory, we would need 152 such servers to hold our index.</text:span></text:span></text:p>
            </text:list-item>
          </text:list>
        </text:list-item>
        <text:list-item>
          <text:p text:style-name="P18"><text:span text:style-name="Source_20_Text"><text:span text:style-name="T147">Concurrency,</text:span></text:span></text:p>
        </text:list-item>
        <text:list-item>
          <text:p text:style-name="P19"><text:span text:style-name="Source_20_Text"><text:span text:style-name="T148">Data Partitioning,</text:span></text:span></text:p>
          <text:p text:style-name="P53"><text:span text:style-name="Source_20_Text"><text:span text:style-name="T9">To scale out our DB, we need to come up with a partitioning scheme that would divide and store our data to different DB servers:</text:span></text:span></text:p>
          <text:list>
            <text:list-item>
              <text:p text:style-name="P18"><text:span text:style-name="Source_20_Text"><text:span text:style-name="T177">Vertical or feature based partitioning,</text:span></text:span></text:p>
            </text:list-item>
            <text:list-item>
              <text:p text:style-name="P18"><text:span text:style-name="Source_20_Text"><text:span text:style-name="T149">Range based partitioning,</text:span></text:span></text:p>
            </text:list-item>
            <text:list-item>
              <text:p text:style-name="P18"><text:span text:style-name="Source_20_Text"><text:span text:style-name="T149">Hash based partitioning,</text:span></text:span></text:p>
            </text:list-item>
          </text:list>
        </text:list-item>
        <text:list-item>
          <text:p text:style-name="P20"><text:span text:style-name="Source_20_Text"><text:span text:style-name="T171">Service Component</text:span></text:span><text:span text:style-name="Source_20_Text"><text:span text:style-name="T148"> Partitioning,</text:span></text:span></text:p>
          <text:list>
            <text:list-item>
              <text:p text:style-name="P20"><text:span text:style-name="Source_20_Text"><text:span text:style-name="T93">Sharding based on Words:</text:span></text:span><text:span text:style-name="Source_20_Text"><text:span text:style-name="T61"> While building our index, we will iterate through all the words of a tweet and calculate the hash of each word to find the server where it would be indexed. To find all tweets containing a specific word we have to query only the server which contains this word.</text:span></text:span></text:p>
              <text:p text:style-name="P21"><text:span text:style-name="Source_20_Text"><text:span text:style-name="T61">We have a couple of </text:span></text:span><text:span text:style-name="Source_20_Text"><text:span text:style-name="T93">issues</text:span></text:span><text:span text:style-name="Source_20_Text"><text:span text:style-name="T61"> with this approach:</text:span></text:span></text:p>
              <text:list>
                <text:list-item>
                  <text:p text:style-name="P22"><text:span text:style-name="Source_20_Text"><text:span text:style-name="T61">What if a word becomes hot? Then there will be a lot of queries on the server holding that word. This high load will affect the performance of our service.</text:span></text:span></text:p>
                </text:list-item>
                <text:list-item>
                  <text:p text:style-name="P22"><text:span text:style-name="Source_20_Text"><text:span text:style-name="T61">Over time, some words can end up storing a lot of TweetIDs compared to others, therefore, maintaining a uniform distribution of words while tweets are growing is quite tricky.</text:span></text:span></text:p>
                </text:list-item>
              </text:list>
              <text:p text:style-name="P21"><text:span text:style-name="Source_20_Text"><text:span text:style-name="T61">To recover from these situations we either have to repartition our data or use Consistent Hashing.</text:span></text:span></text:p>
            </text:list-item>
            <text:list-item>
              <text:p text:style-name="P23"><text:span text:style-name="Source_20_Text"><text:span text:style-name="T93">Sharding based on the tweet object:</text:span></text:span><text:span text:style-name="Source_20_Text"><text:span text:style-name="T61"> While storing, we will pass the TweetID to our hash function to find the server and index all the words of the tweet </text:span></text:span><text:span text:style-name="Source_20_Text"><text:span text:style-name="T62">with the tweetId</text:span></text:span><text:span text:style-name="Source_20_Text"><text:span text:style-name="T61"> on that server. While querying for a particular word, we have to query all the servers, and each server will return a set of TweetIDs. A centralized server will aggregate these results to return them to the user. </text:span></text:span><text:span text:style-name="Source_20_Text"><text:span text:style-name="T71">Application server can also aggregate the result.</text:span></text:span></text:p>
            </text:list-item>
          </text:list>
        </text:list-item>
        <text:list-item>
          <text:p text:style-name="P20"><text:span text:style-name="Source_20_Text"><text:span text:style-name="T150">Data replication,</text:span></text:span></text:p>
        </text:list-item>
        <text:list-item>
          <text:p text:style-name="P18"><text:span text:style-name="Source_20_Text"><text:span text:style-name="T151">Data archiving,</text:span></text:span></text:p>
        </text:list-item>
        <text:list-item>
          <text:p text:style-name="P18"><text:span text:style-name="Source_20_Text"><text:span text:style-name="T152">Cache,</text:span></text:span></text:p>
          <text:p text:style-name="P24"><text:span text:style-name="Source_20_Text"><text:span text:style-name="T69">To deal with </text:span></text:span><text:span text:style-name="Source_20_Text"><text:span text:style-name="T106">hot tweet s</text:span></text:span><text:span text:style-name="Source_20_Text"><text:span text:style-name="T107">earches,</text:span></text:span><text:span text:style-name="Source_20_Text"><text:span text:style-name="T69"> we can introduce a cache in front of our </text:span></text:span><text:span text:style-name="Source_20_Text"><text:span text:style-name="T81">index server</text:span></text:span><text:span text:style-name="Source_20_Text"><text:span text:style-name="T82">s</text:span></text:span><text:span text:style-name="Source_20_Text"><text:span text:style-name="T69">. We can use Memcached, which can store all such hot tweet s</text:span></text:span><text:span text:style-name="Source_20_Text"><text:span text:style-name="T83">earches</text:span></text:span><text:span text:style-name="Source_20_Text"><text:span text:style-name="T69"> in memory. Application servers, before hitting the </text:span></text:span><text:span text:style-name="Source_20_Text"><text:span text:style-name="T84">index server </text:span></text:span><text:span text:style-name="Source_20_Text"><text:span text:style-name="T86">cluster </text:span></text:span><text:span text:style-name="Source_20_Text"><text:span text:style-name="T87">aggregator</text:span></text:span><text:span text:style-name="Source_20_Text"><text:span text:style-name="T69">, can quickly check if the cache has that tweet </text:span></text:span><text:span text:style-name="Source_20_Text"><text:span text:style-name="T85">search result</text:span></text:span><text:span text:style-name="Source_20_Text"><text:span text:style-name="T69">.</text:span></text:span></text:p>
          <text:list>
            <text:list-item>
              <text:p text:style-name="P49"><text:span text:style-name="Source_20_Text"><text:span text:style-name="T153">How much cache should we use?</text:span></text:span></text:p>
              <text:p text:style-name="P18"><text:span text:style-name="Source_20_Text"><text:span text:style-name="T8">We can start with </text:span></text:span><text:span text:style-name="Source_20_Text"><text:span text:style-name="T108">20%</text:span></text:span><text:span text:style-name="Source_20_Text"><text:span text:style-name="T8"> of daily traffic </text:span></text:span><text:span text:style-name="Source_20_Text"><text:span text:style-name="T64">to </text:span></text:span><text:span text:style-name="Source_20_Text"><text:span text:style-name="T88">cache</text:span></text:span><text:span text:style-name="Source_20_Text"><text:span text:style-name="T8"> and based on usage pattern, we can adjust how many cache servers we need.</text:span></text:span></text:p>
            </text:list-item>
            <text:list-item>
              <text:p text:style-name="P49"><text:span text:style-name="Source_20_Text"><text:span text:style-name="T154">Which cache eviction policy would best fit our needs?</text:span></text:span></text:p>
              <text:p text:style-name="P18"><text:span text:style-name="Source_20_Text"><text:span text:style-name="T109">LRU</text:span></text:span></text:p>
            </text:list-item>
            <text:list-item>
              <text:p text:style-name="P49"><text:span text:style-name="Source_20_Text"><text:span text:style-name="T155">How can each cache replica be updated?</text:span></text:span></text:p>
              <text:p text:style-name="P18"><text:span text:style-name="Source_20_Text"><text:span text:style-name="T8">Whenever there is a </text:span></text:span><text:span text:style-name="Source_20_Text"><text:span text:style-name="T108">cache miss,</text:span></text:span><text:span text:style-name="Source_20_Text"><text:span text:style-name="T8"> our servers would be hitting </text:span></text:span><text:span text:style-name="Source_20_Text"><text:span text:style-name="T89">the aggregator server and through it the index server cluster</text:span></text:span><text:span text:style-name="Source_20_Text"><text:span text:style-name="T8">.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25"><text:span text:style-name="Source_20_Text"><text:span text:style-name="T163">Fault Tolerance</text:span></text:span></text:p>
          <text:p text:style-name="P26"><text:span text:style-name="Source_20_Text"><text:span text:style-name="T94">What will happen when an index server dies?</text:span></text:span><text:span text:style-name="Source_20_Text"><text:span text:style-name="T63"> We can have a secondary replica of each server and if the primary server dies it can take control after the failover. Both primary and secondary servers will have the same copy of the index.</text:span></text:span></text:p>
          <text:p text:style-name="P26"><text:span text:style-name="Source_20_Text"><text:span text:style-name="T94">What if both primary and secondary servers die at the same time?</text:span></text:span><text:span text:style-name="Source_20_Text"><text:span text:style-name="T63"> We have to allocate a new server and rebuild the same index on it. How can we do that? We don’t know what words/tweets were kept on this server. If we were using ‘Sharding based on the tweet object’, the brute-force solution would be to iterate through the whole database and filter TweetIDs using our hash function to figure out all the required tweets that would be stored on this server. This would be inefficient and also during the time when the server was being rebuilt we would not be able to serve any query from it, thus missing some tweets that should have been seen by the user.</text:span></text:span></text:p>
          <text:p text:style-name="P26"><text:soft-page-break/><text:span text:style-name="Source_20_Text"><text:span text:style-name="T94">How can we efficiently retrieve a mapping between tweets and the index server?</text:span></text:span><text:span text:style-name="Source_20_Text"><text:span text:style-name="T63"> We have to build a </text:span></text:span><text:span text:style-name="Source_20_Text"><text:span text:style-name="T94">reverse index</text:span></text:span><text:span text:style-name="Source_20_Text"><text:span text:style-name="T63"> that will map all the TweetID to their index server. Our Index-Builder server can hold this information. We will need to build a Hashtable where the ‘key’ will be the </text:span></text:span><text:span text:style-name="Source_20_Text"><text:span text:style-name="T94">index server number</text:span></text:span><text:span text:style-name="Source_20_Text"><text:span text:style-name="T63"> and the ‘value’ will be a </text:span></text:span><text:span text:style-name="Source_20_Text"><text:span text:style-name="T94">HashSet</text:span></text:span><text:span text:style-name="Source_20_Text"><text:span text:style-name="T63"> containing all the TweetIDs being kept at that index server. Notice that we are keeping all the TweetIDs in a HashSet; this will enable us to add/remove tweets from our index quickly. So now, whenever an index server has to rebuild itself, it can simply ask the Index-Builder server for all the tweets it needs to store and then </text:span></text:span><text:span text:style-name="Source_20_Text"><text:span text:style-name="T94">fetch those tweets</text:span></text:span><text:span text:style-name="Source_20_Text"><text:span text:style-name="T63"> to build the index. This approach will surely be fast. We should also have a replica of the Index-Builder server for fault tolerance.</text:span></text:span></text:p>
        </text:list-item>
        <text:list-item>
          <text:p text:style-name="P25"><text:span text:style-name="Source_20_Text"><text:span text:style-name="T156">Where to add load balancers?</text:span></text:span></text:p>
          <text:p text:style-name="P18"><text:span text:style-name="Source_20_Text"><text:span text:style-name="T8">We can add a Load balancing layer at three places in our system:</text:span></text:span></text:p>
          <text:list>
            <text:list-item>
              <text:p text:style-name="P18"><text:span text:style-name="Source_20_Text"><text:span text:style-name="T8">Between Clients and </text:span></text:span><text:span text:style-name="Source_20_Text"><text:span text:style-name="T39">web</text:span></text:span><text:span text:style-name="Source_20_Text"><text:span text:style-name="T8"> servers</text:span></text:span></text:p>
            </text:list-item>
            <text:list-item>
              <text:p text:style-name="P18"><text:span text:style-name="Source_20_Text"><text:span text:style-name="T8">Between Application Servers and database servers</text:span></text:span></text:p>
            </text:list-item>
            <text:list-item>
              <text:p text:style-name="P18"><text:span text:style-name="Source_20_Text"><text:span text:style-name="T8">Between Application Servers and Cache servers</text:span></text:span></text:p>
            </text:list-item>
          </text:list>
          <text:p text:style-name="P27"><text:span text:style-name="Source_20_Text"><text:span text:style-name="T65"/></text:span></text:p>
          <text:p text:style-name="P28"><text:span text:style-name="Source_20_Text"><text:span text:style-name="T66">Initially, a simple Round Robin approach can be adopted; that distributes incoming requests equally among backend servers. This LB is simple to implement and does not introduce any overhead. Another benefit of this approach is LB will take dead servers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the backend server about their load and adjust traffic based on that.</text:span></text:span></text:p>
        </text:list-item>
        <text:list-item>
          <text:p text:style-name="P29"><text:span text:style-name="Source_20_Text"><text:span text:style-name="T157">Purging or DB cleanup,</text:span></text:span></text:p>
        </text:list-item>
        <text:list-item>
          <text:p text:style-name="P18"><text:span text:style-name="Source_20_Text"><text:span text:style-name="T178">Data deduplication,</text:span></text:span></text:p>
        </text:list-item>
        <text:list-item>
          <text:p text:style-name="P30"><text:span text:style-name="Source_20_Text"><text:span text:style-name="T170">Security,</text:span></text:span></text:p>
        </text:list-item>
        <text:list-item>
          <text:p text:style-name="P30"><text:span text:style-name="Source_20_Text"><text:span text:style-name="T166">Optimizations on the client to improve user experience,</text:span></text:span></text:p>
          <text:list>
            <text:list-item>
              <text:p text:style-name="P31"><text:span text:style-name="Source_20_Text"><text:span text:style-name="T31">browser cache,</text:span></text:span></text:p>
              <text:p text:style-name="P31"><text:span text:style-name="Source_20_Text"><text:span text:style-name="T32">(</text:span></text:span><text:span text:style-name="Source_20_Text"><text:span text:style-name="T33">l</text:span></text:span><text:span text:style-name="Source_20_Text"><text:span text:style-name="T31">everaging the browser cache is crucial for assets that are rarely changing</text:span></text:span><text:span text:style-name="Source_20_Text"><text:span text:style-name="T32">),</text:span></text:span></text:p>
            </text:list-item>
            <text:list-item>
              <text:p text:style-name="P31"><text:span text:style-name="Source_20_Text"><text:span text:style-name="T34">try to reduce the number of http requests,</text:span></text:span></text:p>
            </text:list-item>
            <text:list-item>
              <text:p text:style-name="P31"><text:span text:style-name="Source_20_Text"><text:span text:style-name="T35">minify javascript and css,</text:span></text:span></text:p>
              <text:p text:style-name="P31"><text:span text:style-name="Source_20_Text"><text:span text:style-name="T36">(</text:span></text:span><text:span text:style-name="Source_20_Text"><text:span text:style-name="T37">m</text:span></text:span><text:span text:style-name="Source_20_Text"><text:span text:style-name="T36">inification of resources means </text:span></text:span><text:span text:style-name="Strong_20_Emphasis"><text:span text:style-name="T115">removing unnecessary characters</text:span></text:span><text:span text:style-name="Source_20_Text"><text:span text:style-name="T36"> from your HTML, JavaScript, and CSS that are not required to load, such as: </text:span></text:span>White space characters, New line characters, Comments, Block delimiters, <text:span text:style-name="T188">etc</text:span><text:span text:style-name="Source_20_Text"><text:span text:style-name="T36">)</text:span></text:span><text:span text:style-name="Source_20_Text"><text:span text:style-name="T35">,</text:span></text:span></text:p>
            </text:list-item>
            <text:list-item>
              <text:p text:style-name="P31"><text:span text:style-name="Source_20_Text"><text:span text:style-name="T38">avoid 301 redirects,</text:span></text:span></text:p>
              <text:p text:style-name="P31"><text:span text:style-name="Source_20_Text"><text:span text:style-name="T38">(Redirects are performance killers. Avoid them whenever possible.),</text:span></text:span></text:p>
            </text:list-item>
          </text:list>
        </text:list-item>
        <text:list-item>
          <text:p text:style-name="P31"><text:span text:style-name="Source_20_Text"><text:span text:style-name="T179">User Persionalization,</text:span></text:span></text:p>
        </text:list-item>
        <text:list-item>
          <text:p text:style-name="P18"><text:span text:style-name="Source_20_Text"><text:span text:style-name="T180">Advanced Issues,</text:span></text:span></text:p>
        </text:list-item>
        <text:list-item>
          <text:p text:style-name="P32"><text:span text:style-name="Source_20_Text"><text:span text:style-name="T169">Deployment,</text:span></text:span></text:p>
          <text:list>
            <text:list-item>
              <text:p text:style-name="P33"><text:span text:style-name="Source_20_Text"><text:span text:style-name="T174">docker,</text:span></text:span></text:p>
            </text:list-item>
            <text:list-item>
              <text:p text:style-name="P33"><text:span text:style-name="Source_20_Text"><text:span text:style-name="T173">kubernete,</text:span></text:span></text:p>
            </text:list-item>
            <text:list-item>
              <text:p text:style-name="P33"><text:span text:style-name="Source_20_Text"><text:span text:style-name="T173">autoscaling,</text:span></text:span></text:p>
            </text:list-item>
            <text:list-item>
              <text:p text:style-name="P33"><text:span text:style-name="Source_20_Text"><text:span text:style-name="T173">all internal servers will be deployed on vpn,</text:span></text:span></text:p>
            </text:list-item>
          </text:list>
        </text:list-item>
        <text:list-item>
          <text:p text:style-name="P32"><text:span text:style-name="Source_20_Text"><text:span text:style-name="T158">Analytics,</text:span></text:span></text:p>
          <text:list>
            <text:list-item>
              <text:p text:style-name="P49"><text:span text:style-name="Source_20_Text"><text:span text:style-name="T159">What type of analytics should be tracked </text:span></text:span><text:span text:style-name="Source_20_Text"><text:span text:style-name="T160">and how that analytics will be used to extract informations</text:span></text:span><text:span text:style-name="Source_20_Text"><text:span text:style-name="T159">?</text:span></text:span></text:p>
              <text:list>
                <text:list-item>
                  <text:p text:style-name="P18"><text:span text:style-name="Source_20_Text"><text:span text:style-name="T108">Some statistics worth tracking:</text:span></text:span><text:span text:style-name="Source_20_Text"><text:span text:style-name="T8"> country of the visitor, </text:span></text:span><text:span text:style-name="Source_20_Text"><text:span text:style-name="T72">language, </text:span></text:span><text:span text:style-name="Source_20_Text"><text:span text:style-name="T8">date and time of access, browser or platform from where the page was accessed, </text:span></text:span><text:span text:style-name="Source_20_Text"><text:span text:style-name="T73">etc</text:span></text:span><text:span text:style-name="Source_20_Text"><text:span text:style-name="T8">. </text:span></text:span><text:span text:style-name="Source_20_Text"><text:span text:style-name="T11">These analytics data will be used to understand the trends and the behaviour of the </text:span></text:span><text:span text:style-name="Source_20_Text"><text:span text:style-name="T12">population</text:span></text:span><text:span text:style-name="Source_20_Text"><text:span text:style-name="T11">.</text:span></text:span></text:p>
                </text:list-item>
                <text:list-item>
                  <text:p text:style-name="P58"><text:span text:style-name="Source_20_Text"><text:span text:style-name="T13">Since realtime analytics are not a requirement, we could simply </text:span></text:span><text:span text:style-name="Strong_20_Emphasis"><text:span text:style-name="T114">MapReduce</text:span></text:span><text:span text:style-name="Source_20_Text"><text:span text:style-name="T13"> the </text:span></text:span><text:span text:style-name="Strong_20_Emphasis"><text:span text:style-name="T114">Web Server</text:span></text:span><text:span text:style-name="Source_20_Text"><text:span text:style-name="T13"> logs to generate hit counts.</text:span></text:span></text:p>
                </text:list-item>
                <text:list-item>
                  <text:p text:style-name="P58"><text:span text:style-name="Source_20_Text"><text:span text:style-name="T74">Twitter Searc</text:span></text:span><text:span text:style-name="Source_20_Text"><text:span text:style-name="T13">h will have </text:span></text:span><text:span text:style-name="Source_20_Text"><text:span text:style-name="T110">very valuable logs</text:span></text:span><text:span text:style-name="Source_20_Text"><text:span text:style-name="T13"> </text:span></text:span><text:span text:style-name="Source_20_Text"><text:span text:style-name="T15">of different types of service</text:span></text:span><text:span text:style-name="Source_20_Text"><text:span text:style-name="T13">, on which we can run analytics to know </text:span></text:span><text:span text:style-name="Source_20_Text"><text:span text:style-name="T16">many things</text:span></text:span><text:span text:style-name="Source_20_Text"><text:span text:style-name="T13">.</text:span></text:span></text:p>
                </text:list-item>
                <text:list-item>
                  <text:p text:style-name="P58"><text:span text:style-name="Source_20_Text"><text:span text:style-name="T75">L</text:span></text:span><text:span text:style-name="Source_20_Text"><text:span text:style-name="T16">ogs can be analysed to undertand that </text:span></text:span><text:span text:style-name="Source_20_Text"><text:span text:style-name="T17">from what </text:span></text:span><text:span text:style-name="Source_20_Text"><text:span text:style-name="T111">area</text:span></text:span><text:span text:style-name="Source_20_Text"><text:span text:style-name="T17"> we are getting more hits. </text:span></text:span><text:span text:style-name="Source_20_Text"><text:span text:style-name="T18">If required, we can add our server also for that region.</text:span></text:span></text:p>
                </text:list-item>
                <text:list-item>
                  <text:p text:style-name="P58"><text:span text:style-name="Source_20_Text"><text:span text:style-name="T76">L</text:span></text:span><text:span text:style-name="Source_20_Text"><text:span text:style-name="T14">ogs can </text:span></text:span><text:span text:style-name="Source_20_Text"><text:span text:style-name="T76">also</text:span></text:span><text:span text:style-name="Source_20_Text"><text:span text:style-name="T14"> be analysed to understand the </text:span></text:span><text:span text:style-name="Source_20_Text"><text:span text:style-name="T112">trends and popularity</text:span></text:span><text:span text:style-name="Source_20_Text"><text:span text:style-name="T14"> of a service, behaviour and likes and dislikes of the people, etc geographical region wise, age group wise, rural-urban wise and so on.</text:span></text:span></text:p>
                </text:list-item>
                <text:list-item>
                  <text:p text:style-name="P58"><text:span text:style-name="Source_20_Text"><text:span text:style-name="T19">We can also know about number of hits from areas and we can take decision to increase or decrease number of </text:span></text:span><text:span text:style-name="Source_20_Text"><text:span text:style-name="T113">CDNs</text:span></text:span><text:span text:style-name="Source_20_Text"><text:span text:style-name="T19"> in that area.</text:span></text:span></text:p>
                </text:list-item>
              </text:list>
            </text:list-item>
          </text:list>
        </text:list-item>
        <text:list-item>
          <text:p text:style-name="P34"><text:soft-page-break/><text:span text:style-name="Source_20_Text"><text:span text:style-name="T161">Monitoring: </text:span></text:span><text:span text:style-name="Source_20_Text"><text:span text:style-name="T20">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4"><text:span text:style-name="Source_20_Text"><text:span text:style-name="T21">No. of hits per day,</text:span></text:span></text:p>
            </text:list-item>
            <text:list-item>
              <text:p text:style-name="P54"><text:span text:style-name="Source_20_Text"><text:span text:style-name="T21">No. of hits per second and what is the daily peak?</text:span></text:span></text:p>
            </text:list-item>
            <text:list-item>
              <text:p text:style-name="P54"><text:span text:style-name="Source_20_Text"><text:span text:style-name="T22">Amount of data coming in and going out per day,</text:span></text:span></text:p>
            </text:list-item>
            <text:list-item>
              <text:p text:style-name="P54"><text:span text:style-name="Source_20_Text"><text:span text:style-name="T22">Amount of data coming in and going out per second and what is the daily peak?</text:span></text:span></text:p>
            </text:list-item>
            <text:list-item>
              <text:p text:style-name="P54"><text:span text:style-name="Source_20_Text"><text:span text:style-name="T23">Average latency seen by the user,</text:span></text:span></text:p>
            </text:list-item>
          </text:list>
          <text:p text:style-name="P54"><text:span text:style-name="Source_20_Text"><text:span text:style-name="T24"/></text:span></text:p>
          <text:p text:style-name="P54"><text:span text:style-name="Source_20_Text"><text:span text:style-name="T24"><text:s text:c="8"/>By monitoring these counters, we will realize if we need more replication or load balancing or caching, etc.</text:span></text:span></text:p>
          <text:p text:style-name="P34"><text:span text:style-name="Source_20_Text"><text:span text:style-name="T25"><text:s text:c="8"/>Continue benchmarking and monitoring your system to address bottlenecks as they come up. Scaling is an iterative process.</text:span></text:span></text:p>
        </text:list-item>
        <text:list-item>
          <text:p text:style-name="P35"><text:span text:style-name="Source_20_Text"><text:span text:style-name="T162">Follow up questions:</text:span></text:span></text:p>
          <text:p text:style-name="P36"><text:span text:style-name="Source_20_Text"><text:span text:style-name="T18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06T03:37:56.762878453</dc:date>
    <meta:editing-duration>P27DT3H52M25S</meta:editing-duration>
    <meta:editing-cycles>1819</meta:editing-cycles>
    <meta:document-statistic meta:table-count="0" meta:image-count="0" meta:object-count="0" meta:page-count="5" meta:paragraph-count="150" meta:word-count="2770" meta:character-count="15569" meta:non-whitespace-character-count="12981"/>
  </office:meta>
</office:document-meta>
</file>